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9.43mm" svg:height="102.53mm" svg:x="0.83mm" svg:y="54.98mm">
            <loext:p draw:notify-on-update-of-ranges="Sheet1.A2:Sheet1.A12 Sheet1.E1:Sheet1.E1 Sheet1.E2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lines</text:p>
          </table:table-cell>
          <table:table-cell office:value-type="string" calcext:value-type="string">
            <text:p>Messung1</text:p>
          </table:table-cell>
          <table:table-cell office:value-type="string" calcext:value-type="string">
            <text:p>Messung2</text:p>
          </table:table-cell>
          <table:table-cell office:value-type="string" calcext:value-type="string">
            <text:p>Messung3</text:p>
          </table:table-cell>
          <table:table-cell office:value-type="string" calcext:value-type="string">
            <text:p>Durchschnittliche Laufze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992" calcext:value-type="float">
            <text:p>0.033992</text:p>
          </table:table-cell>
          <table:table-cell office:value-type="float" office:value="0.036296" calcext:value-type="float">
            <text:p>0.036296</text:p>
          </table:table-cell>
          <table:table-cell office:value-type="float" office:value="0.03329" calcext:value-type="float">
            <text:p>0.03329</text:p>
          </table:table-cell>
          <table:table-cell table:formula="of:=([.B2]+[.C2]+[.D2])/3" office:value-type="float" office:value="0.034526" calcext:value-type="float">
            <text:p>0.034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35038" calcext:value-type="float">
            <text:p>0.035038</text:p>
          </table:table-cell>
          <table:table-cell office:value-type="float" office:value="0.035607" calcext:value-type="float">
            <text:p>0.035607</text:p>
          </table:table-cell>
          <table:table-cell table:formula="of:=([.B3]+[.C3]+[.D3])/3" office:value-type="float" office:value="0.0362846666666667" calcext:value-type="float">
            <text:p>0.036284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699" calcext:value-type="float">
            <text:p>0.064699</text:p>
          </table:table-cell>
          <table:table-cell office:value-type="float" office:value="0.059591" calcext:value-type="float">
            <text:p>0.059591</text:p>
          </table:table-cell>
          <table:table-cell office:value-type="float" office:value="0.064784" calcext:value-type="float">
            <text:p>0.064784</text:p>
          </table:table-cell>
          <table:table-cell table:formula="of:=([.B4]+[.C4]+[.D4])/3" office:value-type="float" office:value="0.0630246666666667" calcext:value-type="float">
            <text:p>0.063024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139676" calcext:value-type="float">
            <text:p>0.139676</text:p>
          </table:table-cell>
          <table:table-cell office:value-type="float" office:value="0.140564" calcext:value-type="float">
            <text:p>0.140564</text:p>
          </table:table-cell>
          <table:table-cell table:formula="of:=([.B5]+[.C5]+[.D5])/3" office:value-type="float" office:value="0.139358666666667" calcext:value-type="float">
            <text:p>0.139358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696" calcext:value-type="float">
            <text:p>0.41696</text:p>
          </table:table-cell>
          <table:table-cell office:value-type="float" office:value="0.423088" calcext:value-type="float">
            <text:p>0.423088</text:p>
          </table:table-cell>
          <table:table-cell office:value-type="float" office:value="0.366845" calcext:value-type="float">
            <text:p>0.366845</text:p>
          </table:table-cell>
          <table:table-cell table:formula="of:=([.B6]+[.C6]+[.D6])/3" office:value-type="float" office:value="0.402297666666667" calcext:value-type="float">
            <text:p>0.402297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00007" calcext:value-type="float">
            <text:p>1.100007</text:p>
          </table:table-cell>
          <table:table-cell office:value-type="float" office:value="1.246173" calcext:value-type="float">
            <text:p>1.246173</text:p>
          </table:table-cell>
          <table:table-cell office:value-type="float" office:value="1.273286" calcext:value-type="float">
            <text:p>1.273286</text:p>
          </table:table-cell>
          <table:table-cell table:formula="of:=([.B7]+[.C7]+[.D7])/3" office:value-type="float" office:value="1.20648866666667" calcext:value-type="float">
            <text:p>1.206488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87274" calcext:value-type="float">
            <text:p>4.387274</text:p>
          </table:table-cell>
          <table:table-cell office:value-type="float" office:value="4.45925" calcext:value-type="float">
            <text:p>4.45925</text:p>
          </table:table-cell>
          <table:table-cell office:value-type="float" office:value="4.068924" calcext:value-type="float">
            <text:p>4.068924</text:p>
          </table:table-cell>
          <table:table-cell table:formula="of:=([.B8]+[.C8]+[.D8])/3" office:value-type="float" office:value="4.30514933333333" calcext:value-type="float">
            <text:p>4.305149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445753" calcext:value-type="float">
            <text:p>18.445753</text:p>
          </table:table-cell>
          <table:table-cell office:value-type="float" office:value="19.817706" calcext:value-type="float">
            <text:p>19.817706</text:p>
          </table:table-cell>
          <table:table-cell office:value-type="float" office:value="17.930256" calcext:value-type="float">
            <text:p>17.930256</text:p>
          </table:table-cell>
          <table:table-cell table:formula="of:=([.B9]+[.C9]+[.D9])/3" office:value-type="float" office:value="18.7312383333333" calcext:value-type="float">
            <text:p>18.731238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.67478" calcext:value-type="float">
            <text:p>71.67478</text:p>
          </table:table-cell>
          <table:table-cell office:value-type="float" office:value="63.728687" calcext:value-type="float">
            <text:p>63.728687</text:p>
          </table:table-cell>
          <table:table-cell office:value-type="float" office:value="66.367071" calcext:value-type="float">
            <text:p>66.367071</text:p>
          </table:table-cell>
          <table:table-cell table:formula="of:=([.B10]+[.C10]+[.D10])/3" office:value-type="float" office:value="67.256846" calcext:value-type="float">
            <text:p>67.2568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3.679961" calcext:value-type="float">
            <text:p>293.679961</text:p>
          </table:table-cell>
          <table:table-cell office:value-type="float" office:value="253.598863" calcext:value-type="float">
            <text:p>253.598863</text:p>
          </table:table-cell>
          <table:table-cell office:value-type="float" office:value="254.348268" calcext:value-type="float">
            <text:p>254.348268</text:p>
          </table:table-cell>
          <table:table-cell table:formula="of:=([.B11]+[.C11]+[.D11])/3" office:value-type="float" office:value="267.209030666667" calcext:value-type="float">
            <text:p>267.2090306666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19.463417" calcext:value-type="float">
            <text:p>1019.463417</text:p>
          </table:table-cell>
          <table:table-cell office:value-type="float" office:value="1007.198182" calcext:value-type="float">
            <text:p>1007.198182</text:p>
          </table:table-cell>
          <table:table-cell office:value-type="float" office:value="1018.315384" calcext:value-type="float">
            <text:p>1018.315384</text:p>
          </table:table-cell>
          <table:table-cell table:formula="of:=([.B12]+[.C12]+[.D12])/3" office:value-type="float" office:value="1014.99232766667" calcext:value-type="float">
            <text:p>1014.992327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52:14.021806664</meta:creation-date>
    <dc:date>2017-11-18T14:35:40.008769395</dc:date>
    <meta:editing-duration>PT10M18S</meta:editing-duration>
    <meta:editing-cycles>2</meta:editing-cycles>
    <meta:generator>LibreOffice/5.2.7.2$Linux_X86_64 LibreOffice_project/2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44cm" svg:height="10.254cm" xlink:href=".." xlink:type="simple" chart:class="chart:line" chart:style-name="ch1">
        <chart:legend svg:x="15.73cm" svg:y="3.587cm" style:legend-expansion="custom" chartooo:width="3.127cm" chartooo:height="2.95cm" style:legend-expansion-aspect-ratio="1.06" chart:style-name="ch2"/>
        <chart:plot-area chart:style-name="ch3" table:cell-range-address="Sheet1.A2:Sheet1.A12 Sheet1.E1:Sheet1.E12" chart:data-source-has-labels="both" svg:x="1.032cm" svg:y="0.035cm" svg:width="14.787cm" svg:height="9.719cm">
          <chartooo:coordinate-region svg:x="2.024cm" svg:y="0.234cm" svg:width="13.423cm" svg:height="8.873cm"/>
          <chart:axis chart:dimension="x" chart:name="primary-x" chart:style-name="ch4" chartooo:axis-type="auto">
            <chartooo:date-scale/>
            <chart:title svg:x="7.706cm" svg:y="9.694cm" chart:style-name="ch5">
              <text:p>Interlines</text:p>
            </chart:title>
            <chart:categories table:cell-range-address="Sheet1.A2:Sheet1.A12"/>
          </chart:axis>
          <chart:axis chart:dimension="y" chart:name="primary-y" chart:style-name="ch6">
            <chart:title svg:x="0.094cm" svg:y="6.168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E2:Sheet1.E12" chart:label-cell-address="Sheet1.E1:Sheet1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chschnittliche Laufzei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34526">
                <text:p>0.034526</text:p>
                <draw:g>
                  <svg:desc>Sheet1.E2:Sheet1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62846666666667">
                <text:p>0.036284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30246666666667">
                <text:p>0.063024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9358666666667">
                <text:p>0.139358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02297666666667">
                <text:p>0.402297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0648866666667">
                <text:p>1.206488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30514933333333">
                <text:p>4.305149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7312383333333">
                <text:p>18.731238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7.256846">
                <text:p>67.25684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67.209030666667">
                <text:p>267.20903066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14.99232766667">
                <text:p>1014.992327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